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82in"/>
    </style:style>
    <style:style style:name="co3" style:family="table-column">
      <style:table-column-properties fo:break-before="auto" style:column-width="1.3555in"/>
    </style:style>
    <style:style style:name="co4" style:family="table-column">
      <style:table-column-properties fo:break-before="auto" style:column-width="1.6063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1.3453in"/>
    </style:style>
    <style:style style:name="co7" style:family="table-column">
      <style:table-column-properties fo:break-before="auto" style:column-width="1.1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6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6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6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6">
      <style:table-cell-properties fo:border="0.0008in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6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row table:style-name="ro1">
          <table:table-cell table:number-columns-repeated="7"/>
        </table:table-row>
        <table:table-row table:style-name="ro1">
          <table:table-cell table:style-name="ce1" office:value-type="string" table:number-columns-spanned="3" table:number-rows-spanned="1">
            <text:p>GEDA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>
            <text:p>VGS=0</text:p>
          </table:table-cell>
          <table:table-cell table:style-name="ce3" office:value-type="float" office:value="0.5">
            <text:p>5.00000000E-001</text:p>
          </table:table-cell>
          <table:table-cell table:style-name="ce4" office:value-type="float" office:value="0.00000000019570297">
            <text:p>1.95702970E-0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">
            <text:p>1.00000000E+000</text:p>
          </table:table-cell>
          <table:table-cell table:style-name="ce4" office:value-type="float" office:value="0.00000000026674074">
            <text:p>2.66740740E-0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.5">
            <text:p>1.50000000E+000</text:p>
          </table:table-cell>
          <table:table-cell table:style-name="ce4" office:value-type="float" office:value="0.00000000034983505">
            <text:p>3.49835050E-0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">
            <text:p>2.00000000E+000</text:p>
          </table:table-cell>
          <table:table-cell table:style-name="ce4" office:value-type="float" office:value="0.00000000044721288">
            <text:p>4.47212880E-0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.5">
            <text:p>2.50000000E+000</text:p>
          </table:table-cell>
          <table:table-cell table:style-name="ce4" office:value-type="float" office:value="0.0000000005610753">
            <text:p>5.61075300E-0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">
            <text:p>3.00000000E+000</text:p>
          </table:table-cell>
          <table:table-cell table:style-name="ce4" office:value-type="float" office:value="0.00000000069384976">
            <text:p>6.93849760E-0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.5">
            <text:p>3.50000000E+000</text:p>
          </table:table-cell>
          <table:table-cell table:style-name="ce4" office:value-type="float" office:value="0.00000000084826091">
            <text:p>8.48260910E-01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">
            <text:p>4.00000000E+000</text:p>
          </table:table-cell>
          <table:table-cell table:style-name="ce4" office:value-type="float" office:value="0.0000000010273778">
            <text:p>1.0273778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.5">
            <text:p>4.50000000E+000</text:p>
          </table:table-cell>
          <table:table-cell table:style-name="ce4" office:value-type="float" office:value="0.0000000012346592">
            <text:p>1.2346592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">
            <text:p>5.00000000E+000</text:p>
          </table:table-cell>
          <table:table-cell table:style-name="ce4" office:value-type="float" office:value="0.0000000014740007">
            <text:p>1.4740007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.5">
            <text:p>5.50000000E+000</text:p>
          </table:table-cell>
          <table:table-cell table:style-name="ce4" office:value-type="float" office:value="0.0000000017497871">
            <text:p>1.7497871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">
            <text:p>6.00000000E+000</text:p>
          </table:table-cell>
          <table:table-cell table:style-name="ce4" office:value-type="float" office:value="0.0000000020669478">
            <text:p>2.0669478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.5">
            <text:p>6.50000000E+000</text:p>
          </table:table-cell>
          <table:table-cell table:style-name="ce4" office:value-type="float" office:value="0.0000000024310209">
            <text:p>2.4310209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">
            <text:p>7.00000000E+000</text:p>
          </table:table-cell>
          <table:table-cell table:style-name="ce4" office:value-type="float" office:value="0.0000000028482214">
            <text:p>2.8482214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.5">
            <text:p>7.50000000E+000</text:p>
          </table:table-cell>
          <table:table-cell table:style-name="ce4" office:value-type="float" office:value="0.0000000033255152">
            <text:p>3.3255152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">
            <text:p>8.00000000E+000</text:p>
          </table:table-cell>
          <table:table-cell table:style-name="ce4" office:value-type="float" office:value="0.0000000038707064">
            <text:p>3.8707064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.5">
            <text:p>8.50000000E+000</text:p>
          </table:table-cell>
          <table:table-cell table:style-name="ce4" office:value-type="float" office:value="0.0000000044925244">
            <text:p>4.4925244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">
            <text:p>9.00000000E+000</text:p>
          </table:table-cell>
          <table:table-cell table:style-name="ce4" office:value-type="float" office:value="0.000000005200729">
            <text:p>5.2007290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.5">
            <text:p>9.50000000E+000</text:p>
          </table:table-cell>
          <table:table-cell table:style-name="ce4" office:value-type="float" office:value="0.0000000060062177">
            <text:p>6.0062177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0">
            <text:p>1.00000000E+001</text:p>
          </table:table-cell>
          <table:table-cell table:style-name="ce4" office:value-type="float" office:value="0.0000000069211488">
            <text:p>6.92114880E-009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VGS=1</text:p>
          </table:table-cell>
          <table:table-cell table:style-name="ce3" office:value-type="float" office:value="0.5">
            <text:p>5.00000000E-001</text:p>
          </table:table-cell>
          <table:table-cell table:style-name="ce4" office:value-type="float" office:value="0.000032956">
            <text:p>3.2956000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">
            <text:p>1.00000000E+000</text:p>
          </table:table-cell>
          <table:table-cell table:style-name="ce4" office:value-type="float" office:value="0.000038929936">
            <text:p>3.8929936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.5">
            <text:p>1.50000000E+000</text:p>
          </table:table-cell>
          <table:table-cell table:style-name="ce4" office:value-type="float" office:value="0.000041849426">
            <text:p>4.1849426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">
            <text:p>2.00000000E+000</text:p>
          </table:table-cell>
          <table:table-cell table:style-name="ce4" office:value-type="float" office:value="0.000044116511">
            <text:p>4.4116511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.5">
            <text:p>2.50000000E+000</text:p>
          </table:table-cell>
          <table:table-cell table:style-name="ce4" office:value-type="float" office:value="0.000046139686">
            <text:p>4.6139686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">
            <text:p>3.00000000E+000</text:p>
          </table:table-cell>
          <table:table-cell table:style-name="ce4" office:value-type="float" office:value="0.000048046017">
            <text:p>4.8046017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.5">
            <text:p>3.50000000E+000</text:p>
          </table:table-cell>
          <table:table-cell table:style-name="ce4" office:value-type="float" office:value="0.000049887837">
            <text:p>4.9887837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">
            <text:p>4.00000000E+000</text:p>
          </table:table-cell>
          <table:table-cell table:style-name="ce4" office:value-type="float" office:value="0.000051690619">
            <text:p>5.1690619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.5">
            <text:p>4.50000000E+000</text:p>
          </table:table-cell>
          <table:table-cell table:style-name="ce4" office:value-type="float" office:value="0.00005346823">
            <text:p>5.3468230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">
            <text:p>5.00000000E+000</text:p>
          </table:table-cell>
          <table:table-cell table:style-name="ce4" office:value-type="float" office:value="0.000055228848">
            <text:p>5.5228848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.5">
            <text:p>5.50000000E+000</text:p>
          </table:table-cell>
          <table:table-cell table:style-name="ce4" office:value-type="float" office:value="0.000056977598">
            <text:p>5.6977598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">
            <text:p>6.00000000E+000</text:p>
          </table:table-cell>
          <table:table-cell table:style-name="ce4" office:value-type="float" office:value="0.000058717847">
            <text:p>5.8717847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.5">
            <text:p>6.50000000E+000</text:p>
          </table:table-cell>
          <table:table-cell table:style-name="ce4" office:value-type="float" office:value="0.000060451887">
            <text:p>6.0451887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">
            <text:p>7.00000000E+000</text:p>
          </table:table-cell>
          <table:table-cell table:style-name="ce4" office:value-type="float" office:value="0.000062181327">
            <text:p>6.2181327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.5">
            <text:p>7.50000000E+000</text:p>
          </table:table-cell>
          <table:table-cell table:style-name="ce4" office:value-type="float" office:value="0.000063907327">
            <text:p>6.3907327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">
            <text:p>8.00000000E+000</text:p>
          </table:table-cell>
          <table:table-cell table:style-name="ce4" office:value-type="float" office:value="0.000065630738">
            <text:p>6.5630738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.5">
            <text:p>8.50000000E+000</text:p>
          </table:table-cell>
          <table:table-cell table:style-name="ce4" office:value-type="float" office:value="0.000067352199">
            <text:p>6.7352199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">
            <text:p>9.00000000E+000</text:p>
          </table:table-cell>
          <table:table-cell table:style-name="ce4" office:value-type="float" office:value="0.000069072193">
            <text:p>6.9072193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.5">
            <text:p>9.50000000E+000</text:p>
          </table:table-cell>
          <table:table-cell table:style-name="ce4" office:value-type="float" office:value="0.000070791097">
            <text:p>7.0791097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0">
            <text:p>1.00000000E+001</text:p>
          </table:table-cell>
          <table:table-cell table:style-name="ce4" office:value-type="float" office:value="0.000072509206">
            <text:p>7.2509206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VGS=2</text:p>
          </table:table-cell>
          <table:table-cell table:style-name="ce3" office:value-type="float" office:value="0.5">
            <text:p>5.00000000E-001</text:p>
          </table:table-cell>
          <table:table-cell table:style-name="ce4" office:value-type="float" office:value="0.00012546975">
            <text:p>1.2546975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">
            <text:p>1.00000000E+000</text:p>
          </table:table-cell>
          <table:table-cell table:style-name="ce4" office:value-type="float" office:value="0.00013870535">
            <text:p>1.3870535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.5">
            <text:p>1.50000000E+000</text:p>
          </table:table-cell>
          <table:table-cell table:style-name="ce4" office:value-type="float" office:value="0.00014314361">
            <text:p>1.4314361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">
            <text:p>2.00000000E+000</text:p>
          </table:table-cell>
          <table:table-cell table:style-name="ce4" office:value-type="float" office:value="0.00014639402">
            <text:p>1.4639402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.5">
            <text:p>2.50000000E+000</text:p>
          </table:table-cell>
          <table:table-cell table:style-name="ce4" office:value-type="float" office:value="0.00014925965">
            <text:p>1.4925965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">
            <text:p>3.00000000E+000</text:p>
          </table:table-cell>
          <table:table-cell table:style-name="ce4" office:value-type="float" office:value="0.00015195275">
            <text:p>1.5195275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.5">
            <text:p>3.50000000E+000</text:p>
          </table:table-cell>
          <table:table-cell table:style-name="ce4" office:value-type="float" office:value="0.00015455354">
            <text:p>1.545535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">
            <text:p>4.00000000E+000</text:p>
          </table:table-cell>
          <table:table-cell table:style-name="ce4" office:value-type="float" office:value="0.00015709905">
            <text:p>1.5709905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.5">
            <text:p>4.50000000E+000</text:p>
          </table:table-cell>
          <table:table-cell table:style-name="ce4" office:value-type="float" office:value="0.0001596087">
            <text:p>1.5960870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">
            <text:p>5.00000000E+000</text:p>
          </table:table-cell>
          <table:table-cell table:style-name="ce4" office:value-type="float" office:value="0.00016209367">
            <text:p>1.6209367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.5">
            <text:p>5.50000000E+000</text:p>
          </table:table-cell>
          <table:table-cell table:style-name="ce4" office:value-type="float" office:value="0.00016456083">
            <text:p>1.6456083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">
            <text:p>6.00000000E+000</text:p>
          </table:table-cell>
          <table:table-cell table:style-name="ce4" office:value-type="float" office:value="0.00016701463">
            <text:p>1.6701463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.5">
            <text:p>6.50000000E+000</text:p>
          </table:table-cell>
          <table:table-cell table:style-name="ce4" office:value-type="float" office:value="0.00016945811">
            <text:p>1.6945811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">
            <text:p>7.00000000E+000</text:p>
          </table:table-cell>
          <table:table-cell table:style-name="ce4" office:value-type="float" office:value="0.00017189344">
            <text:p>1.718934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.5">
            <text:p>7.50000000E+000</text:p>
          </table:table-cell>
          <table:table-cell table:style-name="ce4" office:value-type="float" office:value="0.00017432214">
            <text:p>1.743221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">
            <text:p>8.00000000E+000</text:p>
          </table:table-cell>
          <table:table-cell table:style-name="ce4" office:value-type="float" office:value="0.00017674533">
            <text:p>1.7674533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.5">
            <text:p>8.50000000E+000</text:p>
          </table:table-cell>
          <table:table-cell table:style-name="ce4" office:value-type="float" office:value="0.00017916387">
            <text:p>1.7916387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">
            <text:p>9.00000000E+000</text:p>
          </table:table-cell>
          <table:table-cell table:style-name="ce4" office:value-type="float" office:value="0.00018157844">
            <text:p>1.815784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.5">
            <text:p>9.50000000E+000</text:p>
          </table:table-cell>
          <table:table-cell table:style-name="ce4" office:value-type="float" office:value="0.00018398956">
            <text:p>1.8398956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0">
            <text:p>1.00000000E+001</text:p>
          </table:table-cell>
          <table:table-cell table:style-name="ce4" office:value-type="float" office:value="0.00018639768">
            <text:p>1.8639768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VGS=3</text:p>
          </table:table-cell>
          <table:table-cell table:style-name="ce3" office:value-type="float" office:value="0.5">
            <text:p>5.00000000E-001</text:p>
          </table:table-cell>
          <table:table-cell table:style-name="ce4" office:value-type="float" office:value="0.00014542274">
            <text:p>1.454227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">
            <text:p>1.00000000E+000</text:p>
          </table:table-cell>
          <table:table-cell table:style-name="ce4" office:value-type="float" office:value="0.00019479024">
            <text:p>1.947902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.5">
            <text:p>1.50000000E+000</text:p>
          </table:table-cell>
          <table:table-cell table:style-name="ce4" office:value-type="float" office:value="0.0002043189">
            <text:p>2.0431890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">
            <text:p>2.00000000E+000</text:p>
          </table:table-cell>
          <table:table-cell table:style-name="ce4" office:value-type="float" office:value="0.00020922566">
            <text:p>2.0922566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.5">
            <text:p>2.50000000E+000</text:p>
          </table:table-cell>
          <table:table-cell table:style-name="ce4" office:value-type="float" office:value="0.00021289819">
            <text:p>2.128981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">
            <text:p>3.00000000E+000</text:p>
          </table:table-cell>
          <table:table-cell table:style-name="ce4" office:value-type="float" office:value="0.00021606594">
            <text:p>2.160659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.5">
            <text:p>3.50000000E+000</text:p>
          </table:table-cell>
          <table:table-cell table:style-name="ce4" office:value-type="float" office:value="0.00021897849">
            <text:p>2.189784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">
            <text:p>4.00000000E+000</text:p>
          </table:table-cell>
          <table:table-cell table:style-name="ce4" office:value-type="float" office:value="0.00022174429">
            <text:p>2.217442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.5">
            <text:p>4.50000000E+000</text:p>
          </table:table-cell>
          <table:table-cell table:style-name="ce4" office:value-type="float" office:value="0.00022441805">
            <text:p>2.2441805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">
            <text:p>5.00000000E+000</text:p>
          </table:table-cell>
          <table:table-cell table:style-name="ce4" office:value-type="float" office:value="0.00022703033">
            <text:p>2.2703033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.5">
            <text:p>5.50000000E+000</text:p>
          </table:table-cell>
          <table:table-cell table:style-name="ce4" office:value-type="float" office:value="0.00022959954">
            <text:p>2.295995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">
            <text:p>6.00000000E+000</text:p>
          </table:table-cell>
          <table:table-cell table:style-name="ce4" office:value-type="float" office:value="0.00023213745">
            <text:p>2.3213745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.5">
            <text:p>6.50000000E+000</text:p>
          </table:table-cell>
          <table:table-cell table:style-name="ce4" office:value-type="float" office:value="0.00023465189">
            <text:p>2.346518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">
            <text:p>7.00000000E+000</text:p>
          </table:table-cell>
          <table:table-cell table:style-name="ce4" office:value-type="float" office:value="0.00023714832">
            <text:p>2.3714832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.5">
            <text:p>7.50000000E+000</text:p>
          </table:table-cell>
          <table:table-cell table:style-name="ce4" office:value-type="float" office:value="0.00023963061">
            <text:p>2.3963061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">
            <text:p>8.00000000E+000</text:p>
          </table:table-cell>
          <table:table-cell table:style-name="ce4" office:value-type="float" office:value="0.00024210163">
            <text:p>2.4210163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.5">
            <text:p>8.50000000E+000</text:p>
          </table:table-cell>
          <table:table-cell table:style-name="ce4" office:value-type="float" office:value="0.00024456354">
            <text:p>2.445635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">
            <text:p>9.00000000E+000</text:p>
          </table:table-cell>
          <table:table-cell table:style-name="ce4" office:value-type="float" office:value="0.00024701797">
            <text:p>2.4701797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.5">
            <text:p>9.50000000E+000</text:p>
          </table:table-cell>
          <table:table-cell table:style-name="ce4" office:value-type="float" office:value="0.00024946624">
            <text:p>2.494662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0">
            <text:p>1.00000000E+001</text:p>
          </table:table-cell>
          <table:table-cell table:style-name="ce4" office:value-type="float" office:value="0.00025190939">
            <text:p>2.519093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VGS=4</text:p>
          </table:table-cell>
          <table:table-cell table:style-name="ce3" office:value-type="float" office:value="0.501">
            <text:p>5.01000000E-001</text:p>
          </table:table-cell>
          <table:table-cell table:style-name="ce4" office:value-type="float" office:value="0.000098620828">
            <text:p>9.8620828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.001">
            <text:p>1.00100000E+000</text:p>
          </table:table-cell>
          <table:table-cell table:style-name="ce4" office:value-type="float" office:value="0.00016511211">
            <text:p>1.6511211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.501">
            <text:p>1.50100000E+000</text:p>
          </table:table-cell>
          <table:table-cell table:style-name="ce4" office:value-type="float" office:value="0.0002044936">
            <text:p>2.0449360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.001">
            <text:p>2.00100000E+000</text:p>
          </table:table-cell>
          <table:table-cell table:style-name="ce4" office:value-type="float" office:value="0.00022054796">
            <text:p>2.2054796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.501">
            <text:p>2.50100000E+000</text:p>
          </table:table-cell>
          <table:table-cell table:style-name="ce4" office:value-type="float" office:value="0.00022895673">
            <text:p>2.2895673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.001">
            <text:p>3.00100000E+000</text:p>
          </table:table-cell>
          <table:table-cell table:style-name="ce4" office:value-type="float" office:value="0.00023466599">
            <text:p>2.346659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.501">
            <text:p>3.50100000E+000</text:p>
          </table:table-cell>
          <table:table-cell table:style-name="ce4" office:value-type="float" office:value="0.0002391236">
            <text:p>2.3912360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.001">
            <text:p>4.00100000E+000</text:p>
          </table:table-cell>
          <table:table-cell table:style-name="ce4" office:value-type="float" office:value="0.00024290024">
            <text:p>2.429002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.501">
            <text:p>4.50100000E+000</text:p>
          </table:table-cell>
          <table:table-cell table:style-name="ce4" office:value-type="float" office:value="0.00024626591">
            <text:p>2.4626591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.001">
            <text:p>5.00100000E+000</text:p>
          </table:table-cell>
          <table:table-cell table:style-name="ce4" office:value-type="float" office:value="0.00024936486">
            <text:p>2.4936486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.501">
            <text:p>5.50100000E+000</text:p>
          </table:table-cell>
          <table:table-cell table:style-name="ce4" office:value-type="float" office:value="0.00025228113">
            <text:p>2.5228113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.001">
            <text:p>6.00100000E+000</text:p>
          </table:table-cell>
          <table:table-cell table:style-name="ce4" office:value-type="float" office:value="0.00025506697">
            <text:p>2.5506697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.501">
            <text:p>6.50100000E+000</text:p>
          </table:table-cell>
          <table:table-cell table:style-name="ce4" office:value-type="float" office:value="0.0002577566">
            <text:p>2.5775660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.001">
            <text:p>7.00100000E+000</text:p>
          </table:table-cell>
          <table:table-cell table:style-name="ce4" office:value-type="float" office:value="0.00026037336">
            <text:p>2.6037336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.501">
            <text:p>7.50100000E+000</text:p>
          </table:table-cell>
          <table:table-cell table:style-name="ce4" office:value-type="float" office:value="0.0002629337">
            <text:p>2.6293370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.001">
            <text:p>8.00100000E+000</text:p>
          </table:table-cell>
          <table:table-cell table:style-name="ce4" office:value-type="float" office:value="0.00026544954">
            <text:p>2.654495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8.501">
            <text:p>8.50100000E+000</text:p>
          </table:table-cell>
          <table:table-cell table:style-name="ce4" office:value-type="float" office:value="0.00026792977">
            <text:p>2.6792977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.001">
            <text:p>9.00100000E+000</text:p>
          </table:table-cell>
          <table:table-cell table:style-name="ce4" office:value-type="float" office:value="0.00027038111">
            <text:p>2.7038111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9.501">
            <text:p>9.50100000E+000</text:p>
          </table:table-cell>
          <table:table-cell table:style-name="ce4" office:value-type="float" office:value="0.00027280879">
            <text:p>2.728087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0">
            <text:p>1.00000000E+001</text:p>
          </table:table-cell>
          <table:table-cell table:style-name="ce4" office:value-type="float" office:value="0.00027521209">
            <text:p>2.752120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VGS=5</text:p>
          </table:table-cell>
          <table:table-cell table:style-name="ce3" office:value-type="float" office:value="0.5">
            <text:p>5.00000000E-001</text:p>
          </table:table-cell>
          <table:table-cell table:style-name="ce4" office:value-type="float" office:value="0.000064358253">
            <text:p>6.43582530E-005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">
            <text:p>1.00000000E+000</text:p>
          </table:table-cell>
          <table:table-cell table:style-name="ce4" office:value-type="float" office:value="0.00011472591">
            <text:p>1.1472591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1.5">
            <text:p>1.50000000E+000</text:p>
          </table:table-cell>
          <table:table-cell table:style-name="ce4" office:value-type="float" office:value="0.0001532192">
            <text:p>1.5321920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">
            <text:p>2.00000000E+000</text:p>
          </table:table-cell>
          <table:table-cell table:style-name="ce4" office:value-type="float" office:value="0.00018151408">
            <text:p>1.8151408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2.5">
            <text:p>2.50000000E+000</text:p>
          </table:table-cell>
          <table:table-cell table:style-name="ce4" office:value-type="float" office:value="0.00020031016">
            <text:p>2.0031016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">
            <text:p>3.00000000E+000</text:p>
          </table:table-cell>
          <table:table-cell table:style-name="ce4" office:value-type="float" office:value="0.00021189215">
            <text:p>2.1189215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3.5">
            <text:p>3.50000000E+000</text:p>
          </table:table-cell>
          <table:table-cell table:style-name="ce4" office:value-type="float" office:value="0.00021987808">
            <text:p>2.1987808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">
            <text:p>4.00000000E+000</text:p>
          </table:table-cell>
          <table:table-cell table:style-name="ce4" office:value-type="float" office:value="0.00022595166">
            <text:p>2.2595166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4.5">
            <text:p>4.50000000E+000</text:p>
          </table:table-cell>
          <table:table-cell table:style-name="ce4" office:value-type="float" office:value="0.00023089199">
            <text:p>2.308919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">
            <text:p>5.00000000E+000</text:p>
          </table:table-cell>
          <table:table-cell table:style-name="ce4" office:value-type="float" office:value="0.00023510641">
            <text:p>2.3510641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5.5">
            <text:p>5.50000000E+000</text:p>
          </table:table-cell>
          <table:table-cell table:style-name="ce4" office:value-type="float" office:value="0.00023882834">
            <text:p>2.388283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">
            <text:p>6.00000000E+000</text:p>
          </table:table-cell>
          <table:table-cell table:style-name="ce4" office:value-type="float" office:value="0.00024220113">
            <text:p>2.4220113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6.5">
            <text:p>6.50000000E+000</text:p>
          </table:table-cell>
          <table:table-cell table:style-name="ce4" office:value-type="float" office:value="0.00024531764">
            <text:p>2.4531764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">
            <text:p>7.00000000E+000</text:p>
          </table:table-cell>
          <table:table-cell table:style-name="ce4" office:value-type="float" office:value="0.00024824069">
            <text:p>2.48240690E-00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3" office:value-type="float" office:value="7.5">
            <text:p>7.50000000E+000</text:p>
          </table:table-cell>
          <table:table-cell table:style-name="ce4" office:value-type="float" office:value="0.00025101428">
            <text:p>2.51014280E-00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8">
            <text:p>8.00000000E+000</text:p>
          </table:table-cell>
          <table:table-cell table:style-name="ce4" office:value-type="float" office:value="0.00025367014">
            <text:p>2.53670140E-00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8.5">
            <text:p>8.50000000E+000</text:p>
          </table:table-cell>
          <table:table-cell table:style-name="ce4" office:value-type="float" office:value="0.00025623175">
            <text:p>2.56231750E-00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9">
            <text:p>9.00000000E+000</text:p>
          </table:table-cell>
          <table:table-cell table:style-name="ce4" office:value-type="float" office:value="0.00025871684">
            <text:p>2.58716840E-00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9.5">
            <text:p>9.50000000E+000</text:p>
          </table:table-cell>
          <table:table-cell table:style-name="ce4" office:value-type="float" office:value="0.00026113905">
            <text:p>2.61139050E-00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10">
            <text:p>1.00000000E+001</text:p>
          </table:table-cell>
          <table:table-cell table:style-name="ce4" office:value-type="float" office:value="0.00026350907">
            <text:p>2.63509070E-004</text:p>
          </table:table-cell>
          <table:table-cell table:number-columns-repeated="4"/>
        </table:table-row>
        <table:table-row table:style-name="ro1" table:number-rows-repeated="10484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default-cell-style-name="ce8"/>
        <table:table-column table:style-name="co7" table:default-cell-style-name="ce10"/>
        <table:table-row table:style-name="ro1" table:number-rows-repeated="3"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5" office:value-type="string">
            <text:p>mosfet_OrCAD_vgs0.txt:</text:p>
          </table:table-cell>
          <table:table-cell table:style-name="ce7" office:value-type="float" office:value="0.5">
            <text:p>5.00000000E-001</text:p>
          </table:table-cell>
          <table:table-cell table:style-name="ce9" office:value-type="float" office:value="0.00000000019520335348">
            <text:p>1.95203353E-010</text:p>
          </table:table-cell>
          <table:table-cell/>
          <table:table-cell office:value-type="string">
            <text:p>mosfet_OrCAD_vgs1.txt:</text:p>
          </table:table-cell>
          <table:table-cell office:value-type="float" office:value="0.5">
            <text:p>5.00000000E-001</text:p>
          </table:table-cell>
          <table:table-cell office:value-type="float" office:value="0.000032956108043">
            <text:p>3.29561080E-005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1">
            <text:p>1.00000000E+000</text:p>
          </table:table-cell>
          <table:table-cell table:style-name="ce10" office:value-type="float" office:value="0.00000000026574126233">
            <text:p>2.65741262E-010</text:p>
          </table:table-cell>
          <table:table-cell/>
          <table:table-cell office:value-type="string">
            <text:p>mosfet_OrCAD_vgs2.txt:</text:p>
          </table:table-cell>
          <table:table-cell office:value-type="float" office:value="0.5">
            <text:p>5.00000000E-001</text:p>
          </table:table-cell>
          <table:table-cell office:value-type="float" office:value="0.00012547013466">
            <text:p>1.25470135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1.5">
            <text:p>1.50000000E+000</text:p>
          </table:table-cell>
          <table:table-cell table:style-name="ce10" office:value-type="float" office:value="0.0000000003483358324">
            <text:p>3.48335832E-010</text:p>
          </table:table-cell>
          <table:table-cell/>
          <table:table-cell office:value-type="string">
            <text:p>mosfet_OrCAD_vgs3.txt:</text:p>
          </table:table-cell>
          <table:table-cell office:value-type="float" office:value="0.5">
            <text:p>5.00000000E-001</text:p>
          </table:table-cell>
          <table:table-cell office:value-type="float" office:value="0.00014542313875">
            <text:p>1.45423139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2">
            <text:p>2.00000000E+000</text:p>
          </table:table-cell>
          <table:table-cell table:style-name="ce10" office:value-type="float" office:value="0.00000000044521381026">
            <text:p>4.45213810E-010</text:p>
          </table:table-cell>
          <table:table-cell/>
          <table:table-cell office:value-type="string">
            <text:p>mosfet_OrCAD_vgs4.txt:</text:p>
          </table:table-cell>
          <table:table-cell office:value-type="float" office:value="0.5">
            <text:p>5.00000000E-001</text:p>
          </table:table-cell>
          <table:table-cell office:value-type="float" office:value="0.000098459371657">
            <text:p>9.84593717E-005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2.5">
            <text:p>2.50000000E+000</text:p>
          </table:table-cell>
          <table:table-cell table:style-name="ce10" office:value-type="float" office:value="0.00000000055857651837">
            <text:p>5.58576518E-010</text:p>
          </table:table-cell>
          <table:table-cell/>
          <table:table-cell office:value-type="string">
            <text:p>mosfet_OrCAD_vgs5.txt:</text:p>
          </table:table-cell>
          <table:table-cell office:value-type="float" office:value="0.5">
            <text:p>5.00000000E-001</text:p>
          </table:table-cell>
          <table:table-cell office:value-type="float" office:value="0.00006435844989">
            <text:p>6.43584499E-005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3">
            <text:p>3.00000000E+000</text:p>
          </table:table-cell>
          <table:table-cell table:style-name="ce10" office:value-type="float" office:value="0.00000000069085159815">
            <text:p>6.90851598E-010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3.5">
            <text:p>3.50000000E+000</text:p>
          </table:table-cell>
          <table:table-cell table:style-name="ce10" office:value-type="float" office:value="0.00000000084476325934">
            <text:p>8.44763259E-010</text:p>
          </table:table-cell>
          <table:table-cell/>
          <table:table-cell office:value-type="string">
            <text:p>mosfet_OrCAD_vgs1.txt:</text:p>
          </table:table-cell>
          <table:table-cell office:value-type="float" office:value="1">
            <text:p>1.00000000E+000</text:p>
          </table:table-cell>
          <table:table-cell office:value-type="float" office:value="0.000038930065784">
            <text:p>3.89300658E-005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4">
            <text:p>4.00000000E+000</text:p>
          </table:table-cell>
          <table:table-cell table:style-name="ce10" office:value-type="float" office:value="0.0000000010233797143">
            <text:p>1.02337971E-009</text:p>
          </table:table-cell>
          <table:table-cell/>
          <table:table-cell office:value-type="string">
            <text:p>mosfet_OrCAD_vgs2.txt:</text:p>
          </table:table-cell>
          <table:table-cell office:value-type="float" office:value="1">
            <text:p>1.00000000E+000</text:p>
          </table:table-cell>
          <table:table-cell office:value-type="float" office:value="0.0001387057855">
            <text:p>1.38705786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4.5">
            <text:p>4.50000000E+000</text:p>
          </table:table-cell>
          <table:table-cell table:style-name="ce10" office:value-type="float" office:value="0.0000000012301627494">
            <text:p>1.23016275E-009</text:p>
          </table:table-cell>
          <table:table-cell/>
          <table:table-cell office:value-type="string">
            <text:p>mosfet_OrCAD_vgs3.txt:</text:p>
          </table:table-cell>
          <table:table-cell office:value-type="float" office:value="1">
            <text:p>1.00000000E+000</text:p>
          </table:table-cell>
          <table:table-cell office:value-type="float" office:value="0.0001947908313">
            <text:p>1.94790831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5">
            <text:p>5.00000000E+000</text:p>
          </table:table-cell>
          <table:table-cell table:style-name="ce10" office:value-type="float" office:value="0.0000000014690044736">
            <text:p>1.46900447E-009</text:p>
          </table:table-cell>
          <table:table-cell/>
          <table:table-cell office:value-type="string">
            <text:p>mosfet_OrCAD_vgs4.txt:</text:p>
          </table:table-cell>
          <table:table-cell office:value-type="float" office:value="1">
            <text:p>1.00000000E+000</text:p>
          </table:table-cell>
          <table:table-cell office:value-type="float" office:value="0.00016500586935">
            <text:p>1.65005869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5.5">
            <text:p>5.50000000E+000</text:p>
          </table:table-cell>
          <table:table-cell table:style-name="ce10" office:value-type="float" office:value="0.0000000017442908229">
            <text:p>1.74429082E-009</text:p>
          </table:table-cell>
          <table:table-cell/>
          <table:table-cell office:value-type="string">
            <text:p>mosfet_OrCAD_vgs5.txt:</text:p>
          </table:table-cell>
          <table:table-cell office:value-type="float" office:value="1">
            <text:p>1.00000000E+000</text:p>
          </table:table-cell>
          <table:table-cell office:value-type="float" office:value="0.0001147262592">
            <text:p>1.14726259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6">
            <text:p>6.00000000E+000</text:p>
          </table:table-cell>
          <table:table-cell table:style-name="ce10" office:value-type="float" office:value="0.00000000206095363">
            <text:p>2.06095363E-00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6.5">
            <text:p>6.50000000E+000</text:p>
          </table:table-cell>
          <table:table-cell table:style-name="ce10" office:value-type="float" office:value="0.0000000024245281338">
            <text:p>2.42452813E-009</text:p>
          </table:table-cell>
          <table:table-cell/>
          <table:table-cell office:value-type="string">
            <text:p>mosfet_OrCAD_vgs1.txt:</text:p>
          </table:table-cell>
          <table:table-cell office:value-type="float" office:value="1.5">
            <text:p>1.50000000E+000</text:p>
          </table:table-cell>
          <table:table-cell office:value-type="float" office:value="0.000041849565605">
            <text:p>4.18495656E-005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7">
            <text:p>7.00000000E+000</text:p>
          </table:table-cell>
          <table:table-cell table:style-name="ce10" office:value-type="float" office:value="0.00000000284123014">
            <text:p>2.84123014E-009</text:p>
          </table:table-cell>
          <table:table-cell/>
          <table:table-cell office:value-type="string">
            <text:p>mosfet_OrCAD_vgs2.txt:</text:p>
          </table:table-cell>
          <table:table-cell office:value-type="float" office:value="1.5">
            <text:p>1.50000000E+000</text:p>
          </table:table-cell>
          <table:table-cell office:value-type="float" office:value="0.00014314406144">
            <text:p>1.43144061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7.5">
            <text:p>7.50000000E+000</text:p>
          </table:table-cell>
          <table:table-cell table:style-name="ce10" office:value-type="float" office:value="0.0000000033180238557">
            <text:p>3.31802386E-009</text:p>
          </table:table-cell>
          <table:table-cell/>
          <table:table-cell office:value-type="string">
            <text:p>mosfet_OrCAD_vgs3.txt:</text:p>
          </table:table-cell>
          <table:table-cell office:value-type="float" office:value="1.5">
            <text:p>1.50000000E+000</text:p>
          </table:table-cell>
          <table:table-cell office:value-type="float" office:value="0.00020431954181">
            <text:p>2.04319542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8">
            <text:p>8.00000000E+000</text:p>
          </table:table-cell>
          <table:table-cell table:style-name="ce10" office:value-type="float" office:value="0.0000000038627190335">
            <text:p>3.86271903E-009</text:p>
          </table:table-cell>
          <table:table-cell/>
          <table:table-cell office:value-type="string">
            <text:p>mosfet_OrCAD_vgs4.txt:</text:p>
          </table:table-cell>
          <table:table-cell office:value-type="float" office:value="1.5">
            <text:p>1.50000000E+000</text:p>
          </table:table-cell>
          <table:table-cell office:value-type="float" office:value="0.0002044456196">
            <text:p>2.04445620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8.5">
            <text:p>8.50000000E+000</text:p>
          </table:table-cell>
          <table:table-cell table:style-name="ce10" office:value-type="float" office:value="0.0000000044840380298">
            <text:p>4.48403803E-009</text:p>
          </table:table-cell>
          <table:table-cell/>
          <table:table-cell office:value-type="string">
            <text:p>mosfet_OrCAD_vgs5.txt:</text:p>
          </table:table-cell>
          <table:table-cell office:value-type="float" office:value="1.5">
            <text:p>1.50000000E+000</text:p>
          </table:table-cell>
          <table:table-cell office:value-type="float" office:value="0.00015321969113">
            <text:p>1.53219691E-004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9">
            <text:p>9.00000000E+000</text:p>
          </table:table-cell>
          <table:table-cell table:style-name="ce10" office:value-type="float" office:value="0.0000000051917430355">
            <text:p>5.19174304E-009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9.5">
            <text:p>9.50000000E+000</text:p>
          </table:table-cell>
          <table:table-cell table:style-name="ce10" office:value-type="float" office:value="0.0000000059967373289">
            <text:p>5.99673733E-009</text:p>
          </table:table-cell>
          <table:table-cell/>
          <table:table-cell office:value-type="string">
            <text:p>mosfet_OrCAD_vgs1.txt:</text:p>
          </table:table-cell>
          <table:table-cell office:value-type="float" office:value="2">
            <text:p>2.00000000E+000</text:p>
          </table:table-cell>
          <table:table-cell office:value-type="float" office:value="0.000044116663048">
            <text:p>4.41166630E-005</text:p>
          </table:table-cell>
        </table:table-row>
        <table:table-row table:style-name="ro1">
          <table:table-cell/>
          <table:table-cell table:style-name="ce6" office:value-type="string">
            <text:p>mosfet_OrCAD_vgs0.txt:</text:p>
          </table:table-cell>
          <table:table-cell table:style-name="ce8" office:value-type="float" office:value="10">
            <text:p>1.00000000E+001</text:p>
          </table:table-cell>
          <table:table-cell table:style-name="ce10" office:value-type="float" office:value="0.0000000069111729673">
            <text:p>6.91117297E-009</text:p>
          </table:table-cell>
          <table:table-cell/>
          <table:table-cell office:value-type="string">
            <text:p>mosfet_OrCAD_vgs2.txt:</text:p>
          </table:table-cell>
          <table:table-cell office:value-type="float" office:value="2">
            <text:p>2.00000000E+000</text:p>
          </table:table-cell>
          <table:table-cell office:value-type="float" office:value="0.00014639449364">
            <text:p>1.46394494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2">
            <text:p>2.00000000E+000</text:p>
          </table:table-cell>
          <table:table-cell office:value-type="float" office:value="0.00020922631666">
            <text:p>2.09226317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2">
            <text:p>2.00000000E+000</text:p>
          </table:table-cell>
          <table:table-cell office:value-type="float" office:value="0.00022052704298">
            <text:p>2.20527043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2">
            <text:p>2.00000000E+000</text:p>
          </table:table-cell>
          <table:table-cell office:value-type="float" office:value="0.00018151465338">
            <text:p>1.81514653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2.5">
            <text:p>2.50000000E+000</text:p>
          </table:table-cell>
          <table:table-cell office:value-type="float" office:value="0.000046139848564">
            <text:p>4.61398486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2.5">
            <text:p>2.50000000E+000</text:p>
          </table:table-cell>
          <table:table-cell office:value-type="float" office:value="0.00014926012955">
            <text:p>1.49260130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2.5">
            <text:p>2.50000000E+000</text:p>
          </table:table-cell>
          <table:table-cell office:value-type="float" office:value="0.00021289885626">
            <text:p>2.12898856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2.5">
            <text:p>2.50000000E+000</text:p>
          </table:table-cell>
          <table:table-cell office:value-type="float" office:value="0.00022894405993">
            <text:p>2.28944060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2.5">
            <text:p>2.50000000E+000</text:p>
          </table:table-cell>
          <table:table-cell office:value-type="float" office:value="0.00020031079475">
            <text:p>2.00310795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3">
            <text:p>3.00000000E+000</text:p>
          </table:table-cell>
          <table:table-cell office:value-type="float" office:value="0.000048046185839">
            <text:p>4.80461858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3">
            <text:p>3.00000000E+000</text:p>
          </table:table-cell>
          <table:table-cell office:value-type="float" office:value="0.00015195323795">
            <text:p>1.51953238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3">
            <text:p>3.00000000E+000</text:p>
          </table:table-cell>
          <table:table-cell office:value-type="float" office:value="0.00021606661903">
            <text:p>2.16066619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3">
            <text:p>3.00000000E+000</text:p>
          </table:table-cell>
          <table:table-cell office:value-type="float" office:value="0.0002346568217">
            <text:p>2.34656822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3">
            <text:p>3.00000000E+000</text:p>
          </table:table-cell>
          <table:table-cell office:value-type="float" office:value="0.0002118928096">
            <text:p>2.11892810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3.5">
            <text:p>3.50000000E+000</text:p>
          </table:table-cell>
          <table:table-cell office:value-type="float" office:value="0.000049888014473">
            <text:p>4.98880145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3.5">
            <text:p>3.50000000E+000</text:p>
          </table:table-cell>
          <table:table-cell office:value-type="float" office:value="0.0001545540581">
            <text:p>1.54554058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3.5">
            <text:p>3.50000000E+000</text:p>
          </table:table-cell>
          <table:table-cell office:value-type="float" office:value="0.00021897918487">
            <text:p>2.18979185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3.5">
            <text:p>3.50000000E+000</text:p>
          </table:table-cell>
          <table:table-cell office:value-type="float" office:value="0.00023911622702">
            <text:p>2.39116227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3.5">
            <text:p>3.50000000E+000</text:p>
          </table:table-cell>
          <table:table-cell office:value-type="float" office:value="0.00021987876971">
            <text:p>2.19878770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4">
            <text:p>4.00000000E+000</text:p>
          </table:table-cell>
          <table:table-cell office:value-type="float" office:value="0.000051690807595">
            <text:p>5.16908076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4">
            <text:p>4.00000000E+000</text:p>
          </table:table-cell>
          <table:table-cell office:value-type="float" office:value="0.00015709958097">
            <text:p>1.57099581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4">
            <text:p>4.00000000E+000</text:p>
          </table:table-cell>
          <table:table-cell office:value-type="float" office:value="0.00022174500918">
            <text:p>2.21745009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4">
            <text:p>4.00000000E+000</text:p>
          </table:table-cell>
          <table:table-cell office:value-type="float" office:value="0.00024289391877">
            <text:p>2.42893919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4">
            <text:p>4.00000000E+000</text:p>
          </table:table-cell>
          <table:table-cell office:value-type="float" office:value="0.00022595236078">
            <text:p>2.25952361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4.5">
            <text:p>4.50000000E+000</text:p>
          </table:table-cell>
          <table:table-cell office:value-type="float" office:value="0.000053468425904">
            <text:p>5.34684259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4.5">
            <text:p>4.50000000E+000</text:p>
          </table:table-cell>
          <table:table-cell office:value-type="float" office:value="0.00015960923338">
            <text:p>1.59609233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4.5">
            <text:p>4.50000000E+000</text:p>
          </table:table-cell>
          <table:table-cell office:value-type="float" office:value="0.00022441877809">
            <text:p>2.24418778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4.5">
            <text:p>4.50000000E+000</text:p>
          </table:table-cell>
          <table:table-cell office:value-type="float" office:value="0.00024626025697">
            <text:p>2.46260257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4.5">
            <text:p>4.50000000E+000</text:p>
          </table:table-cell>
          <table:table-cell office:value-type="float" office:value="0.0002308927069">
            <text:p>2.30892707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5">
            <text:p>5.00000000E+000</text:p>
          </table:table-cell>
          <table:table-cell office:value-type="float" office:value="0.000055229051213">
            <text:p>5.52290512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5">
            <text:p>5.00000000E+000</text:p>
          </table:table-cell>
          <table:table-cell office:value-type="float" office:value="0.00016209422029">
            <text:p>1.62094220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5">
            <text:p>5.00000000E+000</text:p>
          </table:table-cell>
          <table:table-cell office:value-type="float" office:value="0.00022703106515">
            <text:p>2.27031065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5">
            <text:p>5.00000000E+000</text:p>
          </table:table-cell>
          <table:table-cell office:value-type="float" office:value="0.0002493596694">
            <text:p>2.49359669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5">
            <text:p>5.00000000E+000</text:p>
          </table:table-cell>
          <table:table-cell office:value-type="float" office:value="0.00023510714527">
            <text:p>2.35107145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5.5">
            <text:p>5.50000000E+000</text:p>
          </table:table-cell>
          <table:table-cell office:value-type="float" office:value="0.000056977813074">
            <text:p>5.69778131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5.5">
            <text:p>5.50000000E+000</text:p>
          </table:table-cell>
          <table:table-cell office:value-type="float" office:value="0.0001645613811">
            <text:p>1.64561381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5.5">
            <text:p>5.50000000E+000</text:p>
          </table:table-cell>
          <table:table-cell office:value-type="float" office:value="0.0002296002931">
            <text:p>2.29600293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5.5">
            <text:p>5.50000000E+000</text:p>
          </table:table-cell>
          <table:table-cell office:value-type="float" office:value="0.00025227625156">
            <text:p>2.52276252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5.5">
            <text:p>5.50000000E+000</text:p>
          </table:table-cell>
          <table:table-cell office:value-type="float" office:value="0.00023882908863">
            <text:p>2.38829089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6">
            <text:p>6.00000000E+000</text:p>
          </table:table-cell>
          <table:table-cell office:value-type="float" office:value="0.00005871806934">
            <text:p>5.87180693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6">
            <text:p>6.00000000E+000</text:p>
          </table:table-cell>
          <table:table-cell office:value-type="float" office:value="0.0001670151978">
            <text:p>1.67015198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6">
            <text:p>6.00000000E+000</text:p>
          </table:table-cell>
          <table:table-cell office:value-type="float" office:value="0.00023213820532">
            <text:p>2.32138205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6">
            <text:p>6.00000000E+000</text:p>
          </table:table-cell>
          <table:table-cell office:value-type="float" office:value="0.00025506230304">
            <text:p>2.55062303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6">
            <text:p>6.00000000E+000</text:p>
          </table:table-cell>
          <table:table-cell office:value-type="float" office:value="0.00024220188789">
            <text:p>2.42201888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6.5">
            <text:p>6.50000000E+000</text:p>
          </table:table-cell>
          <table:table-cell office:value-type="float" office:value="0.000060452119214">
            <text:p>6.04521192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6.5">
            <text:p>6.50000000E+000</text:p>
          </table:table-cell>
          <table:table-cell office:value-type="float" office:value="0.0001694586972">
            <text:p>1.69458697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6.5">
            <text:p>6.50000000E+000</text:p>
          </table:table-cell>
          <table:table-cell office:value-type="float" office:value="0.00023465267441">
            <text:p>2.34652674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6.5">
            <text:p>6.50000000E+000</text:p>
          </table:table-cell>
          <table:table-cell office:value-type="float" office:value="0.00025775213726">
            <text:p>2.57752137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6.5">
            <text:p>6.50000000E+000</text:p>
          </table:table-cell>
          <table:table-cell office:value-type="float" office:value="0.00024531839881">
            <text:p>2.45318399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7">
            <text:p>7.00000000E+000</text:p>
          </table:table-cell>
          <table:table-cell office:value-type="float" office:value="0.000062181563408">
            <text:p>6.21815634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7">
            <text:p>7.00000000E+000</text:p>
          </table:table-cell>
          <table:table-cell office:value-type="float" office:value="0.00017189404753">
            <text:p>1.71894048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7">
            <text:p>7.00000000E+000</text:p>
          </table:table-cell>
          <table:table-cell office:value-type="float" office:value="0.00023714909912">
            <text:p>2.37149099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7">
            <text:p>7.00000000E+000</text:p>
          </table:table-cell>
          <table:table-cell office:value-type="float" office:value="0.00026036903728">
            <text:p>2.60369037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7">
            <text:p>7.00000000E+000</text:p>
          </table:table-cell>
          <table:table-cell office:value-type="float" office:value="0.00024824147113">
            <text:p>2.48241471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7.5">
            <text:p>7.50000000E+000</text:p>
          </table:table-cell>
          <table:table-cell office:value-type="float" office:value="0.000063907573349">
            <text:p>6.39075733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7.5">
            <text:p>7.50000000E+000</text:p>
          </table:table-cell>
          <table:table-cell office:value-type="float" office:value="0.00017432274763">
            <text:p>1.74322748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7.5">
            <text:p>7.50000000E+000</text:p>
          </table:table-cell>
          <table:table-cell office:value-type="float" office:value="0.00023963140848">
            <text:p>2.39631408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7.5">
            <text:p>7.50000000E+000</text:p>
          </table:table-cell>
          <table:table-cell office:value-type="float" office:value="0.00026292947587">
            <text:p>2.62929476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7.5">
            <text:p>7.50000000E+000</text:p>
          </table:table-cell>
          <table:table-cell office:value-type="float" office:value="0.00025101506617">
            <text:p>2.51015066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8">
            <text:p>8.00000000E+000</text:p>
          </table:table-cell>
          <table:table-cell office:value-type="float" office:value="0.000065630993049">
            <text:p>6.56309930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8">
            <text:p>8.00000000E+000</text:p>
          </table:table-cell>
          <table:table-cell office:value-type="float" office:value="0.0001767459471">
            <text:p>1.76745947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8">
            <text:p>8.00000000E+000</text:p>
          </table:table-cell>
          <table:table-cell office:value-type="float" office:value="0.00024210245465">
            <text:p>2.42102455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8">
            <text:p>8.00000000E+000</text:p>
          </table:table-cell>
          <table:table-cell office:value-type="float" office:value="0.0002654454147">
            <text:p>2.65445415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8">
            <text:p>8.00000000E+000</text:p>
          </table:table-cell>
          <table:table-cell office:value-type="float" office:value="0.00025367093622">
            <text:p>2.53670936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8.5">
            <text:p>8.50000000E+000</text:p>
          </table:table-cell>
          <table:table-cell office:value-type="float" office:value="0.000067352462793">
            <text:p>6.73524628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8.5">
            <text:p>8.50000000E+000</text:p>
          </table:table-cell>
          <table:table-cell office:value-type="float" office:value="0.00017916450452">
            <text:p>1.79164505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8.5">
            <text:p>8.50000000E+000</text:p>
          </table:table-cell>
          <table:table-cell office:value-type="float" office:value="0.00024456437677">
            <text:p>2.44564377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8.5">
            <text:p>8.50000000E+000</text:p>
          </table:table-cell>
          <table:table-cell office:value-type="float" office:value="0.00026792570134">
            <text:p>2.67925701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8.5">
            <text:p>8.50000000E+000</text:p>
          </table:table-cell>
          <table:table-cell office:value-type="float" office:value="0.00025623256806">
            <text:p>2.56232568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9">
            <text:p>9.00000000E+000</text:p>
          </table:table-cell>
          <table:table-cell office:value-type="float" office:value="0.000069072470069">
            <text:p>6.90724701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9">
            <text:p>9.00000000E+000</text:p>
          </table:table-cell>
          <table:table-cell office:value-type="float" office:value="0.00018157908926">
            <text:p>1.81579089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9">
            <text:p>9.00000000E+000</text:p>
          </table:table-cell>
          <table:table-cell office:value-type="float" office:value="0.00024701881921">
            <text:p>2.47018819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9">
            <text:p>9.00000000E+000</text:p>
          </table:table-cell>
          <table:table-cell office:value-type="float" office:value="0.00027037711698">
            <text:p>2.70377117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9">
            <text:p>9.00000000E+000</text:p>
          </table:table-cell>
          <table:table-cell office:value-type="float" office:value="0.00025871765683">
            <text:p>2.58717657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9.5">
            <text:p>9.50000000E+000</text:p>
          </table:table-cell>
          <table:table-cell office:value-type="float" office:value="0.000070791378675">
            <text:p>7.07913787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9.5">
            <text:p>9.50000000E+000</text:p>
          </table:table-cell>
          <table:table-cell office:value-type="float" office:value="0.0001839902252">
            <text:p>1.83990225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9.5">
            <text:p>9.50000000E+000</text:p>
          </table:table-cell>
          <table:table-cell office:value-type="float" office:value="0.00024946709163">
            <text:p>2.49467092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9.5">
            <text:p>9.50000000E+000</text:p>
          </table:table-cell>
          <table:table-cell office:value-type="float" office:value="0.0002728048421">
            <text:p>2.72804842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9.5">
            <text:p>9.50000000E+000</text:p>
          </table:table-cell>
          <table:table-cell office:value-type="float" office:value="0.00026113988133">
            <text:p>2.61139881E-004</text:p>
          </table:table-cell>
        </table:table-row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>
            <text:p>mosfet_OrCAD_vgs1.txt:</text:p>
          </table:table-cell>
          <table:table-cell office:value-type="float" office:value="10">
            <text:p>1.00000000E+001</text:p>
          </table:table-cell>
          <table:table-cell office:value-type="float" office:value="0.000072509494203">
            <text:p>7.25094942E-005</text:p>
          </table:table-cell>
        </table:table-row>
        <table:table-row table:style-name="ro1">
          <table:table-cell table:number-columns-repeated="5"/>
          <table:table-cell office:value-type="string">
            <text:p>mosfet_OrCAD_vgs2.txt:</text:p>
          </table:table-cell>
          <table:table-cell office:value-type="float" office:value="10">
            <text:p>1.00000000E+001</text:p>
          </table:table-cell>
          <table:table-cell office:value-type="float" office:value="0.00018639834889">
            <text:p>1.86398349E-004</text:p>
          </table:table-cell>
        </table:table-row>
        <table:table-row table:style-name="ro1">
          <table:table-cell table:number-columns-repeated="5"/>
          <table:table-cell office:value-type="string">
            <text:p>mosfet_OrCAD_vgs3.txt:</text:p>
          </table:table-cell>
          <table:table-cell office:value-type="float" office:value="10">
            <text:p>1.00000000E+001</text:p>
          </table:table-cell>
          <table:table-cell office:value-type="float" office:value="0.00025191024179">
            <text:p>2.51910242E-004</text:p>
          </table:table-cell>
        </table:table-row>
        <table:table-row table:style-name="ro1">
          <table:table-cell table:number-columns-repeated="5"/>
          <table:table-cell office:value-type="string">
            <text:p>mosfet_OrCAD_vgs4.txt:</text:p>
          </table:table-cell>
          <table:table-cell office:value-type="float" office:value="10">
            <text:p>1.00000000E+001</text:p>
          </table:table-cell>
          <table:table-cell office:value-type="float" office:value="0.00027521300945">
            <text:p>2.75213009E-004</text:p>
          </table:table-cell>
        </table:table-row>
        <table:table-row table:style-name="ro1">
          <table:table-cell table:number-columns-repeated="5"/>
          <table:table-cell office:value-type="string">
            <text:p>mosfet_OrCAD_vgs5.txt:</text:p>
          </table:table-cell>
          <table:table-cell office:value-type="float" office:value="10">
            <text:p>1.00000000E+001</text:p>
          </table:table-cell>
          <table:table-cell office:value-type="float" office:value="0.00026350992266">
            <text:p>2.63509923E-00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scientific-number number:decimal-places="8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8">03/28/2010</text:date>, <text:time>21:3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cundo </meta:initial-creator>
    <meta:creation-date>2010-03-28T21:12:07</meta:creation-date>
    <dc:date>2010-03-28T21:35:37</dc:date>
    <dc:creator>Facundo </dc:creator>
    <meta:editing-duration>PT00H23M32S</meta:editing-duration>
    <meta:editing-cycles>7</meta:editing-cycles>
    <meta:generator>OpenOffice.org/3.1$Unix OpenOffice.org_project/310m19$Build-9420</meta:generator>
    <meta:document-statistic meta:table-count="3" meta:cell-count="607" meta:object-count="0"/>
  </office:meta>
</office:document-meta>
</file>